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16</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16</text:a></text:p>
          <text:p text:style-name="Contents_20_2"><text:a xlink:type="simple" xlink:href="#sec-1-1">1.1. Madam Kit</text:a></text:p>
          <text:p text:style-name="Contents_20_2"><text:a xlink:type="simple" xlink:href="#sec-1-2">1.2. Chase visits Mike</text:a></text:p>
          <text:p text:style-name="Contents_20_2"><text:a xlink:type="simple" xlink:href="#sec-1-3">1.3. Jessy</text:a></text:p>
        </text:index-body>
      </text:table-of-content>
      <text:h text:style-name="Heading_20_1" text:outline-level="1">
<text:bookmark-start text:name="OrgXref.sec-1"/>
<text:bookmark text:name="sec-1"/>Chapter 16
<text:bookmark-end text:name="OrgXref.sec-1"/></text:h>
      <text:h text:style-name="Heading_20_2" text:outline-level="2">
<text:bookmark-start text:name="OrgXref.sec-1-1"/>
<text:bookmark text:name="sec-1-1"/>Madam Kit
<text:bookmark-end text:name="OrgXref.sec-1-1"/></text:h>
      <text:p text:style-name="Text_20_body">Kit walks into Angie's room and asks Jessy to leave. Kit then smiles at
Angie and says, "Angie I know I You've never really had any training on
how to be a lady that's why I'm sadly enjoying this" Angie groans and
says, "I know a few things about being a lady" Kit rolls her eyes and
says, "Angie you where forbiddened to wear skirts in school because
you'd let boys look up your skirts for the ones that did your work. As
much as they wanted to. So you'd sit with your skirt hicked up in class
and your legs spread. Tha'ts a whore not a lady" Angie shrugs and says,
"God gave me a pussy which boys drool and will do anything for. Why is
it so bad that I use it for my advantage?" Kit growls and says, "Because
your a lady not a hooker" Angie puts her hand up and says, "I am no
hooker" Kit frowning replies, "Angie you will fuck a guy in the bathroom
if he buys you a sandwhich. That's sex for payment" Angie shrugs "I like
sandwiches he wants sex"
</text:p>
      <text:p text:style-name="Text_20_body">Kit walks away for a minute to cool down. Then walks back and says, "Ok
what ever. But when your sitting there". Kit looks at Angie with her
legs spread open and slouched and says, "Sit up and cross your legs"
Angie groans. Kit gets mad and says, "Angie you agreed to this" Angie
nods and does as Kit instructed. Kit smiles seeing Angie sitting up.
It's clearly a struggle for her.
</text:p>
      <text:p text:style-name="Text_20_body">Angie says, "Kit my back it hurting" Kit rolls her eyes and says, "It's
because you've never sat like this. It's amazing your not a hunchback"
Angie looks at her. Kit replies, "hunching over and slouching down can
cause your spin to curve" Angie shakes her head and says, "You had to go
threw this hell?" Kit shrugs and says, "Mom used a ruler, and I was
taught to be a lady starting at eight. Your in your twenties" Angie
sighs and says, "My mom said she wanted me to be my own woman and not
have to go down because the man tells us we should act a certain way".
Kit frowns and says, "Your mom is also a woman that stayed in jail most
of her teen years because she was protesting. The question is protesting
what?" Angie repies, "Womens rights". Kit drops it and says, "Still you
want to get a good man he wants his women to act a certain way" Angie
replies, "Why men should just like use the way we are. Hell where the
ones with the pussy they want. It gets wet and makes them happy" Kit
leans in and says, "That logic may of also got you two siblings that you
don't even know and a sister that may be your half sister and you never
knew your dad" Angie slouches in defeat.
</text:p>
      <text:p text:style-name="Text_20_body">Angie replies, "I may have two siblings. Mom never confirmed, and
changes the subject when asked" Kit shrugs and says, "Sit up" Angie
straightens up.
</text:p>
      <text:p text:style-name="Text_20_body">For the next few hours Kit spends her time teaching Angie maners. Kit is
loving it she's always wanted to do this. Having Angie burb and act like
a slob is one reason they rarely go out. Angie embarreses Kit. Now Kit's
happy that that may be changing.
</text:p>
      <text:h text:style-name="Heading_20_2" text:outline-level="2">
<text:bookmark-start text:name="OrgXref.sec-1-2"/>
<text:bookmark text:name="sec-1-2"/>Chase visits Mike
<text:bookmark-end text:name="OrgXref.sec-1-2"/></text:h>
      <text:p text:style-name="Text_20_body">Chase walks into Mike's room. Who's on his phone texting. Chase sits
down at the foot of his bed and says, "You don't mind do you?" Mike
shakes his head and says, "I left my door open. I'm just talking to a
girl I met yesterday" Chase nods and says, "What's her name?" Mike
shrugs and says, "It was at a forum. Her name is Astrioni" Chase
replies, "weird name" Mike shrugs and says, "Ther'es another girl on
there anmed x y x y z" Chase says, "How do you pronounce that?" Mike
shrugs and says, "Wnat to see a picture of her?" Chase shrugs and says,
"Sure" Mike is smiling and turns his phone. A grey fox with a white
stomach is there she has very large breast Chase guesses G cups. He's
not sure if that's even a real size. He'll have to ask Kit later But as
he looks down he sees a big dick" Chase sighs and says, "Next time
remind me to say no". Mike laughing replies, "Yeah I'm not even sure if
I"m going to date her. I just wanted to see your face" He laughs harder,
"Oh also this is her" he shows her a pciture of a fox with golden fur
and white hair. She has a cute smile. Kit looks and says, "Is that
another he she?" Mike replies, "That's the girl I'm talking to and no
she won't send me a nude pick the other one is something I found on the
net" Chase flips him off and says, "Ass hole", and leaves.
</text:p>
      <text:p text:style-name="Text_20_body">As he walking out the door Chase says, "Oh by the way do you by any
chance see Kit and Angie today?" Mike shrugs and says, "I stoped spying
on them. They just masturbate alone in their rooms. It's geting sad"
Chase covers his face and says, "Mike I mean today downstairs. It's
weird it remeinds me when we where little and mom was teaching Kit,
Vicky and Sarah manners" Mike looks up and says, "Yeah" Chase laughs, "I
think Kit is teaching Angie. Except she ain't hitting her with a ruler"
Mike smiles and says, "Yet" Just then they hear, "Awe bitch that hurt",
from Angie yelling.
</text:p>
      <text:h text:style-name="Heading_20_2" text:outline-level="2">
<text:bookmark-start text:name="OrgXref.sec-1-3"/>
<text:bookmark text:name="sec-1-3"/>Jessy
<text:bookmark-end text:name="OrgXref.sec-1-3"/></text:h>
      <text:p text:style-name="Text_20_body">Jessy walks out of her room into the kitchen where Kit is sitting across
the table from Angie. Angie is sitting straight and eating soup with a
spoon. Jessy cracks up and says, "What's going on?" Kit looks at her and
says, "Angie finally agreed to let me teach her manners. After she's
done I'm going to be teaching you to. Jessy gets a roll and puts her
feet in teh seat and says, "What's the big deal". Kit tells her, "Both
feet on the floor. We're going to finally stop being barabarians. Angie
cuoghs and says, "I'd do that if I was you. She has a ruler and how
samarai are amazing with the sword she is with that ruler"
</text:p>
      <text:p text:style-name="Text_20_body">Jessy starts to laugh but sees Kit sturn faced and then looks at Angie.
She then gets up and says, "I'm going to my room" Angie looks at her and
says, "Oh I heard some mice downstairs earlier. I think we should eat in
here till I catch them." Jessy shrugs and says, "I have good friends
tha'ts mice" Kit shakes her head and says, "No not those mice she means
the little varmits that get into your food" Jessy screams and stands in
her chair. Angie laughs and says, "I might catch one for you and put it
in a cage for you to keep as a pet". Never knowing her sister had fear
of mice.
</text:p>
      <text:p text:style-name="Text_20_body">Jessy shakes her head and says, "Oh hell no". Kit smacks her with the
ruler and says, "No cursing at the table" Jessy stands up and says,
"BITCH!" Angie clears her throat and says, "I wouldn't do that. She'll
take out your knees" Jessy laughs and says, "HA I'd like" She's cut off
by Kit smacking her wrist then her knee caps. Jessy screams out, "Damn
it that hurt". Before she's hit again. She reaches for the ruler but
Angie shows her five broken rulers on the table and says, "She has a
endless stash somewhere". Kit smiels and says, "I've been waiting on
this moment since we where little" Angie frowns and says, "Most girls
fantasize about the boy or girl she likes. You fantasize about torucher?
We have a Bondage room at the club some girls like to use for that". Kit
growls and says, "I'm not going to marry a slob"
</text:p>
      <text:p text:style-name="Text_20_body">She jumps at Jassy screams exictedly, "YOU FINALLY SAID YES!" Kit shakes
her head and says, "Sorry buddy I haven't. But if she wants me to say
it. Then she best learn manners oh and stop hitting on Spec. He hates
it" Angie finishes her soup and says, "Kit really I love teh food. It's
nice caned chicken soup but I'm stuffed. May I get up?" Jessy laughs and
says, "Why don't you stand up". Angie looks at her and says, "Because I
created a monster. Last time I did she smacked my knee caps and
threatened to tie me to the chair until I asked politly. And honstly
this side of her is making me ho" she stops herself and says, "Never
mind". Kit smiels and says, "You may be excused"
</text:p>
      <text:p text:style-name="Text_20_body">Then looks at Jessy and says, "But you are not". Angie leaves quickly.
She hears Jessy complain, "Beth don't make me to this." Then Kit, "Beth
is a doctor. She has dinner meetings that she has to dress up for. She
probably takes Vicky but leaves you at home. Maybe if you show her you
can sit properly she'll take you. The food is amazing at them thing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7-22T21:30:09</dc:date>
    <meta:creation-date>2017-07-22T21:30:09</meta:creation-date>
    <meta:generator/>
    <meta:keyword>nil</meta:keyword>
    <dc:subject>nil</dc:subject>
    <dc:title>ch16</dc:title>
  </office:meta>
</office:document-meta>
</file>